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a1" style:family="table">
      <style:table-properties style:width="16.995cm" table:align="left"/>
    </style:style>
    <style:style style:name="Tabela1.A" style:family="table-column">
      <style:table-column-properties style:column-width="4.059cm"/>
    </style:style>
    <style:style style:name="Tabela1.B" style:family="table-column">
      <style:table-column-properties style:column-width="12.935cm"/>
    </style:style>
    <style:style style:name="Tabela1.A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Arial" fo:font-size="10pt" style:font-size-asian="10pt" style:font-size-complex="10pt"/>
    </style:style>
    <style:style style:name="P2" style:family="paragraph" style:parent-style-name="Table_20_Contents" style:list-style-name="L1">
      <style:text-properties style:font-name="Arial" fo:font-size="10pt" style:font-size-asian="10pt" style:font-size-complex="10pt"/>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row>
          <table:table-cell table:style-name="Tabela1.A1" table:number-columns-spanned="2" office:value-type="string">
            <text:p text:style-name="P1">Systemy komputerowe – program przedmiotu</text:p>
          </table:table-cell>
          <table:covered-table-cell/>
        </table:table-row>
        <table:table-row>
          <table:table-cell table:style-name="Tabela1.A2" office:value-type="string">
            <text:p text:style-name="P1">Umiejętności nabywane w ramach danego przedmiotu</text:p>
          </table:table-cell>
          <table:table-cell table:style-name="Tabela1.B2" office:value-type="string">
            <text:p text:style-name="P1">Przedmiot poświęcony jest ogólnej wiedzy na temat współczesnych systemów komputerowych, ze szczególnym uwzględnieniem stacji roboczych klasy PC oraz podstawowych systemów serwerowych. Materiał przekazywany w trakcie zajęć podzielony został na 3 części: </text:p>
            <text:list text:style-name="L1">
              <text:list-item>
                <text:p text:style-name="P2">Teoretyczne podstawy działania systemów komputerowych. W tym bloku przedstawiona zostanie zasada działania współczesnych systemów komputerowych wraz z zarysem historii rozwoju maszyn cyfrowych. Przedstawiony zostanie schemat funkcjonalny głównych podzespołów komputera, definicje pojęć, taksonomia architektur komputerów ze wskazaniem na najczęściej spotykane architektury komputerów klasy PC. Pokazane zostaną podstawowe typy pamięci stosowane w komputerach, zasada ich działania, komunikacja pomiędzy elementami systemu komputerowego oraz podstawowe rodzaje interfejsów. Blok kończy się przykładową analiza i dobór konfiguracji sprzętowych oraz oprogramowania systemowego dla stacji roboczych i serwerów dla kilku typowych zastosowań. <text:line-break/>Student po zakończeniu tej części powinien być w stanie optymalnie dobrać elementy systemu komputerowego. </text:p>
              </text:list-item>
              <text:list-item>
                <text:p text:style-name="P2">Konfiguracja typowej stacji roboczej. W tej części przedmiotu przedstawione zostaną główne (z punktu widzenia użytkownika) moduły systemu operacyjnego wraz z omówieniem metod zarządzania nimi oraz ich konfiguracji. Duży nacisk został położony na zagadnienia zabezpieczania zasobów lokalnych, kontroli poprawności działania stacji roboczej, analizę dzienników systemowych, oraz dobór i uaktualnianie sterowników dla poszczególnych podzespołów komputera. Omówione zostaną również aspekty bezpiecznej pracy stacji roboczej w sieci internet. <text:line-break/>Student po zakończeniu tej części powinien być w stanie zainstalować i skonfigurować system operacyjny na komputerze wykorzystywanym jako stacja robocza. </text:p>
              </text:list-item>
              <text:list-item>
                <text:p text:style-name="P2">Serwery usług sieciowych. Trzecia część przedmiotu jest poświęcona właściwościom oraz zastosowaniom serwerom usług sieciowych różnego rodzaju, ze szczególnym uwzględnieniem serwerów plików, udostępniania drukarek i innych urządzeń peryferyjnych, serwerów aplikacji i baz danych pracujących w sieci lokalnej (intranet). Przedstawiona zostanie tematyka autoryzacji i sprawdzania uprawnień w sieciach lokalnych z punktu widzenia użytkownika. Następnie są omówione zasady zarządzania zasobami serwera, konfiguracji i zabezpieczania przed awariami (zarówno sprzętowego jak i programowego) takich systemów. Przykłady praktyczne są oparte o najczęściej spotykane na rynku rozwiązania sprzętowe stosowane w małych serwerach (procesory, pamięci masowe, interfejsy sieciowe). Blok kończy się przedstawieniem podstawowych zagadnień administracji serwerami usług sieciowych na przykładzie systemu operacyjnego Linux. Student po zakończeniu tej części powinien orientować się w terminologii stosowanej przy opisie usług sieciowych oraz wadach i zaletach poszczególnych implementacji. Powinien być w stanie dobrać odpowiednią platformę sprzętowo-programową do uruchomienia usługi dla podanych założeń, oraz wstępnie skonfigurować i uruchomić serwer w sieci lokalnej. </text:p>
              </text:list-item>
            </text:list>
          </table:table-cell>
        </table:table-row>
        <table:table-row>
          <table:table-cell table:style-name="Tabela1.A2" office:value-type="string">
            <text:p text:style-name="P1">Oczekiwane przygotowanie uczestników</text:p>
          </table:table-cell>
          <table:table-cell table:style-name="Tabela1.B2" office:value-type="string">
            <text:p text:style-name="P1">Wymagane przygotowanie obejmuje umiejętność podstawowej obsługi komputera klasy PC pracującego pod kontrolą systemu operacyjnego MS Windows. </text:p>
          </table:table-cell>
        </table:table-row>
        <table:table-row>
          <table:table-cell table:style-name="Tabela1.A2" office:value-type="string">
            <text:p text:style-name="P1">Liczba godzin lekcyjnych/jednostek przeliczeniowych ECTS w ramach danego przedmiotu</text:p>
          </table:table-cell>
          <table:table-cell table:style-name="Tabela1.B2" office:value-type="string">
            <text:p text:style-name="P1">50 godzin lekcyjnych</text:p>
            <text:p text:style-name="P1">5 ECTS</text:p>
          </table:table-cell>
        </table:table-row>
        <table:table-row>
          <table:table-cell table:style-name="Tabela1.A2" office:value-type="string">
            <text:p text:style-name="P1">Metodyka/forma nauczania</text:p>
          </table:table-cell>
          <table:table-cell table:style-name="Tabela1.B2" office:value-type="string">
            <text:p text:style-name="P1">Przedmiot jest prowadzony w jednym półsemestrze w formie wykładów (grupy 30 osobowe) oraz projektów (grupy 10 osobowe)</text:p>
          </table:table-cell>
        </table:table-row>
        <table:table-row>
          <table:table-cell table:style-name="Tabela1.A2" office:value-type="string">
            <text:p text:style-name="P1">Zasady zaliczenia przedmiotu i forma egzaminu</text:p>
          </table:table-cell>
          <table:table-cell table:style-name="Tabela1.B2" office:value-type="string">
            <text:p text:style-name="P1">Zaliczenie przedmiotu wymaga wykonania projektów i zadań zlecanych przez wykładowców w trakcie półsemestru. Przewiduje się trzy testy cząstkowe wykonywane imiennie on-line przez studentów po zakończeniu kolejnych części materiału, polegające na wykonaniu zadań zleconych przez prowadzących na komputerach uczelni. Na zakończenie każdego półsemestru organizowany jest na terenie uczelni zjazd egzaminacyjny. W jego trakcie studenci zdają egzamin teoretyczny w formie pisemnej. Końcowa ocena przedmiotu jest wyliczana jako średnia arytmetyczna z trzech zadań testowych (50%) oraz egzaminu (50%).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pl" style:country-asian="PL" style:font-size-complex="12pt" style:language-complex="pl" style:country-complex="PL"/>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font-name-asian="Arial Unicode MS" style:font-size-asian="12pt" style:language-asian="pl" style:country-asian="PL" style:font-name-complex="Tahoma" style:font-size-complex="12pt" style:language-complex="pl" style:country-complex="P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Header"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ux.pl/2.0.4$Win32 OpenOffice.org_project/680m5$Build-9073</meta:generator>
    <meta:initial-creator>Paweł Wnuk</meta:initial-creator>
    <meta:creation-date>2007-02-07T23:27:32</meta:creation-date>
    <dc:creator>Paweł Wnuk</dc:creator>
    <dc:date>2007-02-08T00:27:02</dc:date>
    <dc:language>pl-PL</dc:language>
    <meta:editing-cycles>2</meta:editing-cycles>
    <meta:editing-duration>PT59M31S</meta:editing-duration>
    <meta:user-defined meta:name="Info 1"/>
    <meta:user-defined meta:name="Info 2"/>
    <meta:user-defined meta:name="Info 3"/>
    <meta:user-defined meta:name="Info 4"/>
    <meta:document-statistic meta:table-count="1" meta:image-count="0" meta:object-count="0" meta:page-count="2" meta:paragraph-count="15" meta:word-count="509" meta:character-count="4198"/>
  </office:meta>
</office:document-meta>
</file>